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9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September 08 2019 03:02 Pm</text:span></text:p>
      <text:p text:style-name="P1"><text:span text:style-name="T1">Full Stack Project Spring Boot 2.0 ReactJs and Redux</text:span></text:p>
      <text:p text:style-name="P1"><text:span text:style-name="T1">2 – Spring Backend – basic Crub Operations - Project</text:span></text:p>
      <text:p text:style-name="P1"><text:span text:style-name="T1"><text:tab/>Start Video 11. </text:span>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